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6pt" fo:language="es" fo:country="AR" style:font-size-asian="14pt" style:font-size-complex="16pt"/>
    </style:style>
    <style:style style:name="P2" style:family="paragraph" style:parent-style-name="Standard">
      <style:paragraph-properties fo:text-align="center" style:justify-single-word="false"/>
      <style:text-properties style:font-name="Ubuntu" fo:font-size="16pt" fo:language="es" fo:country="AR" style:font-size-asian="14pt" style:font-size-complex="16pt"/>
    </style:style>
    <style:style style:name="P3" style:family="paragraph" style:parent-style-name="Standard">
      <style:text-properties style:font-name="Ubuntu" fo:font-size="14pt" fo:language="es" fo:country="AR" style:font-size-asian="12.25pt" style:font-size-complex="14pt"/>
    </style:style>
    <style:style style:name="P4" style:family="paragraph" style:parent-style-name="Standard">
      <style:text-properties style:font-name="Ubuntu" fo:font-size="14pt" fo:language="es" fo:country="AR" style:text-underline-style="solid" style:text-underline-width="auto" style:text-underline-color="font-color" style:font-size-asian="12.25pt" style:font-size-complex="14pt"/>
    </style:style>
    <style:style style:name="P5" style:family="paragraph" style:parent-style-name="Standard" style:master-page-name="">
      <style:paragraph-properties fo:margin-left="0cm" fo:margin-right="0cm" fo:text-indent="1.27cm" style:auto-text-indent="false" style:page-number="auto"/>
      <style:text-properties style:font-name="Ubuntu" fo:font-size="14pt" fo:language="es" fo:country="AR" style:font-size-asian="12.25pt" style:font-size-complex="14pt"/>
    </style:style>
    <style:style style:name="P6" style:family="paragraph" style:parent-style-name="Standard" style:master-page-name="">
      <style:paragraph-properties fo:margin-left="0cm" fo:margin-right="0cm" fo:text-indent="1.27cm" style:auto-text-indent="false" style:page-number="auto">
        <style:tab-stops>
          <style:tab-stop style:position="0.185cm"/>
        </style:tab-stops>
      </style:paragraph-properties>
      <style:text-properties style:font-name="Ubuntu" fo:font-size="14pt" fo:language="es" fo:country="AR" style:text-underline-style="none" style:font-size-asian="12.25pt" style:font-size-complex="14pt"/>
    </style:style>
    <style:style style:name="P7" style:family="paragraph" style:parent-style-name="Standard">
      <style:paragraph-properties fo:margin-left="0cm" fo:margin-right="0cm" fo:text-indent="1.27cm" style:auto-text-indent="false">
        <style:tab-stops>
          <style:tab-stop style:position="0.185cm"/>
        </style:tab-stops>
      </style:paragraph-properties>
      <style:text-properties style:font-name="Ubuntu" fo:font-size="14pt" fo:language="es" fo:country="AR" style:text-underline-style="none" style:font-size-asian="12.25pt" style:font-size-complex="14pt"/>
    </style:style>
    <style:style style:name="P8" style:family="paragraph" style:parent-style-name="Standard">
      <style:paragraph-properties fo:margin-left="0cm" fo:margin-right="0cm" fo:text-indent="1.27cm" style:auto-text-indent="false">
        <style:tab-stops>
          <style:tab-stop style:position="0.185cm"/>
        </style:tab-stops>
      </style:paragraph-properties>
      <style:text-properties style:font-name="Ubuntu" fo:font-size="14pt" fo:language="es" fo:country="AR" style:text-underline-style="solid" style:text-underline-width="auto" style:text-underline-color="font-color" style:font-size-asian="12.25pt" style:font-size-complex="14pt"/>
    </style:style>
    <style:style style:name="P9" style:family="paragraph" style:parent-style-name="Standard">
      <style:paragraph-properties fo:margin-left="0cm" fo:margin-right="0cm" fo:text-indent="1.27cm" style:auto-text-indent="false"/>
      <style:text-properties style:font-name="Ubuntu" fo:font-size="14pt" fo:language="es" fo:country="AR" style:font-size-asian="12.25pt" style:font-size-complex="14pt"/>
    </style:style>
    <style:style style:name="P10" style:family="paragraph" style:parent-style-name="Standard">
      <style:paragraph-properties fo:margin-left="0cm" fo:margin-right="0cm" fo:text-indent="1.27cm" style:auto-text-indent="false">
        <style:tab-stops>
          <style:tab-stop style:position="0.185cm"/>
        </style:tab-stops>
      </style:paragraph-properties>
      <style:text-properties style:font-name="Ubuntu" fo:font-size="16pt" fo:language="es" fo:country="AR" style:font-size-asian="14pt" style:font-size-complex="16pt"/>
    </style:style>
    <style:style style:name="P11" style:family="paragraph" style:parent-style-name="Standard">
      <style:paragraph-properties fo:margin-left="0cm" fo:margin-right="0cm" fo:text-indent="0cm" style:auto-text-indent="false"/>
      <style:text-properties style:font-name="Ubuntu" fo:font-size="14pt" fo:language="es" fo:country="AR" style:text-underline-style="none" style:font-size-asian="12.25pt" style:font-size-complex="14pt"/>
    </style:style>
    <style:style style:name="P12" style:family="paragraph" style:parent-style-name="Standard">
      <style:paragraph-properties fo:margin-left="0cm" fo:margin-right="0cm" fo:text-indent="0cm" style:auto-text-indent="false">
        <style:tab-stops>
          <style:tab-stop style:position="0.185cm"/>
        </style:tab-stops>
      </style:paragraph-properties>
      <style:text-properties style:font-name="Ubuntu" fo:font-size="14pt" fo:language="es" fo:country="AR" style:text-underline-style="none" style:font-size-asian="12.25pt" style:font-size-complex="14pt"/>
    </style:style>
    <style:style style:name="P13" style:family="paragraph" style:parent-style-name="Standard">
      <style:paragraph-properties fo:margin-left="0cm" fo:margin-right="0cm" fo:text-indent="0cm" style:auto-text-indent="false"/>
      <style:text-properties style:font-name="Ubuntu" fo:font-size="14pt" fo:language="es" fo:country="AR" style:text-underline-style="solid" style:text-underline-width="auto" style:text-underline-color="font-color" style:font-size-asian="12.25pt" style:font-size-complex="14pt"/>
    </style:style>
    <style:style style:name="P14" style:family="paragraph" style:parent-style-name="Standard">
      <style:paragraph-properties fo:margin-left="0cm" fo:margin-right="0cm" fo:text-indent="0cm" style:auto-text-indent="false">
        <style:tab-stops>
          <style:tab-stop style:position="0.185cm"/>
        </style:tab-stops>
      </style:paragraph-properties>
      <style:text-properties style:font-name="Ubuntu" fo:font-size="14pt" fo:language="es" fo:country="AR" style:text-underline-style="solid" style:text-underline-width="auto" style:text-underline-color="font-color" style:font-size-asian="12.25pt" style:font-size-complex="14pt"/>
    </style:style>
    <style:style style:name="P15" style:family="paragraph" style:parent-style-name="Standard">
      <style:paragraph-properties fo:margin-left="0cm" fo:margin-right="0cm" fo:text-indent="0cm" style:auto-text-indent="false"/>
      <style:text-properties style:font-name="Ubuntu" fo:font-size="14pt" fo:language="es" fo:country="AR" style:font-size-asian="12.25pt" style:font-size-complex="14pt"/>
    </style:style>
    <style:style style:name="P16" style:family="paragraph" style:parent-style-name="Standard" style:list-style-name="L1">
      <style:text-properties style:font-name="Ubuntu" fo:font-size="14pt" fo:language="es" fo:country="AR" style:font-size-asian="12.25pt" style:font-size-complex="14pt"/>
    </style:style>
    <style:style style:name="P17" style:family="paragraph" style:parent-style-name="Standard">
      <style:paragraph-properties fo:margin-left="0cm" fo:margin-right="0cm" fo:text-indent="0cm" style:auto-text-indent="false">
        <style:tab-stops>
          <style:tab-stop style:position="0.185cm"/>
        </style:tab-stops>
      </style:paragraph-properties>
      <style:text-properties style:font-name="Ubuntu" fo:font-size="14pt" fo:language="es" fo:country="AR" style:text-underline-style="solid" style:text-underline-width="auto" style:text-underline-color="font-color" style:font-size-asian="12.25pt" style:font-size-complex="14pt"/>
    </style:style>
    <style:style style:name="P18" style:family="paragraph" style:parent-style-name="Standard">
      <style:paragraph-properties fo:margin-left="0cm" fo:margin-right="0cm" fo:text-indent="0cm" style:auto-text-indent="false">
        <style:tab-stops>
          <style:tab-stop style:position="0.185cm"/>
        </style:tab-stops>
      </style:paragraph-properties>
      <style:text-properties style:font-name="Ubuntu" fo:font-size="14pt" fo:language="es" fo:country="AR" style:text-underline-style="none" style:font-size-asian="12.25pt" style:font-size-complex="14pt"/>
    </style:style>
    <style:style style:name="T1" style:family="text">
      <style:text-properties style:font-size-asian="12.1999998092651pt"/>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75.41 Algoritmos y Programacion I I</text:p>
      <text:p text:style-name="P2">Catedra Wachenchauzer </text:p>
      <text:p text:style-name="P2">Cuatrimestre II, 2014</text:p>
      <text:p text:style-name="P1"/>
      <text:p text:style-name="P2"/>
      <text:p text:style-name="P2">Trabajo Practico III:</text:p>
      <text:p text:style-name="P2">ESTUDIO</text:p>
      <text:p text:style-name="P2">DE</text:p>
      <text:p text:style-name="P2">REDES SOCIALES</text:p>
      <text:p text:style-name="P2"/>
      <text:p text:style-name="P2"/>
      <text:p text:style-name="P2"/>
      <text:p text:style-name="P2">Ayudante: Martin Buchwald</text:p>
      <text:p text:style-name="P2"/>
      <text:p text:style-name="P2"/>
      <text:p text:style-name="P2">Alumno: Braian Vicente</text:p>
      <text:p text:style-name="P2">Padron: 96542</text:p>
      <text:p text:style-name="P2"/>
      <text:p text:style-name="P2">Alumno: Mauro Gaston Jareño</text:p>
      <text:p text:style-name="P2">Padron: 9682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BLEMATICAS DE LA CONSIGNA</text:p>
      <text:p text:style-name="P1"/>
      <text:p text:style-name="P5">Luego de leer detenidamente la consigna, se encontraron las siguiente <text:span text:style-name="T1">problemáticas</text:span> que deberán ser resueltas para poder cumplir con la consigna:</text:p>
      <text:p text:style-name="P9"/>
      <text:p text:style-name="P15"/>
      <text:list xml:id="list4314983104725287036" text:style-name="L1">
        <text:list-item>
          <text:p text:style-name="P16">El lenguaje que se utilizara para llevar a cabo las implementaciones.</text:p>
        </text:list-item>
        <text:list-item>
          <text:p text:style-name="P16">La representacion del TDA grafo, ya que puede tener multiples maneras de representarse, cada una con sus pros y contras.</text:p>
        </text:list-item>
        <text:list-item>
          <text:p text:style-name="P16">La decision de implementar cada comando, especificados en la consigna y su posterior implementacion interna.</text:p>
        </text:list-item>
      </text:list>
      <text:p text:style-name="P3"/>
      <text:p text:style-name="P1">RESOLUCION DE PROBLEMATICAS</text:p>
      <text:p text:style-name="P1"/>
      <text:p text:style-name="P13">TDA Grafo</text:p>
      <text:p text:style-name="P6">Para representar al grafo como TDA se decidio utilizar internamente diccionario de diccionario. El diccionario principal (grafo) tiene a su vez como dato otro que contiene a los vertices adyacentes al mismo. Esto aplica a grafos no pesados y no dirigidos, como el que pide usar la consigna del TP.</text:p>
      <text:p text:style-name="P7">Se podria haber utilizado bien una matriz de adyacencias o una de incidencias, pero como se trata de una red social y no de una pequeña comunidad (por enunciado), la matriz en memoria ocuparia O(|V|.|V|). La representacion diccionario-diccionario ocupa O(|V|+|E|+S), siendo S la suma entre el tamaño extra de los dos diccionarios que los convierte en estructuras amortizadas. Ademas, se utiliza esta representacion ya que obtener el vertice u obtener el diccionario de sus adyacentes se hace en O(1). En una matriz, el tiempo de acceso es el mismo pero el espacio hace la diferencia como se vio mas arriba.</text:p>
      <text:p text:style-name="P7">Otra forma de haberlo representado, podria haber sido lista de listas o lista de adyacencia. Esta forma en espacio ocupado es la mas optima O(|V|+|E|) pero el tiempo que se tardaria seria O(|V|+|E|), siendo entonces la diferencia con el elegido S en espacio y en tiempo claramente es el mas lento.</text:p>
      <text:p text:style-name="P8"/>
      <text:p text:style-name="P4">Lenguaje</text:p>
      <text:p text:style-name="P7">Se decidio usar para trabajar el lenguaje Python, en lugar de utilizar C, ya que para un trabajo tan complejo, en particular la representacion del grafo, C no es un lenguaje tan comodo. Ademas, se aprovecha las cualidades de el lenguaje el cual nos permite quitarnos la responsabilidad de controlar la perdida de memoria, ya que el lenguaje se encarga de esta de manera interna.</text:p>
      <text:p text:style-name="P14"/>
      <text:p text:style-name="P14"/>
      <text:p text:style-name="P12"><text:soft-page-break/><text:span text:style-name="T2">Comando Centralidad</text:span>:<text:span text:style-name="T2"><text:tab/></text:span><text:line-break/><text:tab/><text:tab/>En el momento de calcular la centralidad se opto por hacerlo de forma aproximada, suponiendo que se trabajaria sobre grafos de gran tamaño, por lo que los vertices centrales van a prevalecer, ademas porque el calculo de la centralidad de forma exacta demora mucho tiempo en grafos grandes, teniendo un orden O(V³) . Este calculo aproximado se hizo mediante una heuristica que recorre todos los caminos minimos de un 10% del grafo ya que concidero una buena aproximacion y reducia conciderablemente los tiempos de ejecucion.<text:line-break/><text:tab/><text:tab/>La mejora en tiempo de ejecucion es aproximandamente en un 800% de con respecto al calculo exacto de centralidad (pruebas sin heuristica 445 minutos, con heuristica 50 minutos), el orden de ejecucion de esta heuristica es O(N*V²), siendo N la cantidad de vertices elegidos para realizar la busqueda de caminos minimos sobre la totalidad de los vertices del grafo(V).</text:p>
      <text:p text:style-name="P14"/>
      <text:p text:style-name="P14">Comando Diametro<text:span text:style-name="T3">:</text:span></text:p>
      <text:p text:style-name="P12"><text:tab/><text:tab/>Para calcular el diametro del grafo, se busco el vertice que tenga el los vertices a mayor distancia de este, y luego se busco el camino minimo de ese vertice, al vertice a mayor distancia. El tiempo de ejecucion de este algoritmo es de O(V²). </text:p>
      <text:p text:style-name="P12"/>
      <text:p text:style-name="P14">Comando Camino<text:span text:style-name="T3">:</text:span></text:p>
      <text:p text:style-name="P12"><text:tab/><text:tab/>Para buscar el camino minimo entre 2 vertices, se decidio utilizar una busqueda por anchura BFS el cual tiene un tiempo de ejecucion de O(|V| +|E|). <text:tab/><text:tab/><text:tab/>Se opto por esta estrategia ya que el grafo es no difigido y los vertices tiene el mismo peso(grafo no pesado) por lo cual la mejor forma de realizar la busqueda de caminos minimos era mediante BFS.</text:p>
      <text:p text:style-name="P12"/>
      <text:p text:style-name="P14">Comando Distancias<text:span text:style-name="T3">:</text:span></text:p>
      <text:p text:style-name="P12"><text:tab/><text:tab/>Para poder encontrar la cantidad de vertices a distancia 1, 2 , etc. se opto por realizar una busqueda por anchura BFS ya que esta realiza un recorrido por niveles. </text:p>
      <text:p text:style-name="P8"/>
      <text:p text:style-name="P14">Comando Recomendar: (VER MARTIN)</text:p>
      <text:p text:style-name="P12"><text:tab/><text:tab/>Para el comando recomendar se utiliza una estructura diccionario para ir almacenando los musicos a distancia 2 de el musico al que se le quiere recomendar. Esto permite acceder en O(1) a sus caracteristicas (nombre,amigos en comun), siendo mejor que cualquier otra estructura en tiempo (pj: usar una lista, es O(n)). Luego se utiliza un heap, en el cual iran los pares “amigo en comun, musico” insertandolos en O(n) (n son las posibles recomendaciones), y luego extraer la cantidad pedida en log(k) siendo k esa misma.</text:p>
      <text:p text:style-name="P12"><text:soft-page-break/><text:tab/><text:tab/>Como los ordenes de ver los adyacentes e iterar sobre ellos no es mayor a el orden de insertar y sacar del heap O(n log (k)), este ultimo seria el orden de este comando.</text:p>
      <text:p text:style-name="P14"/>
      <text:p text:style-name="P14">Comando Difundir:</text:p>
      <text:p text:style-name="P12"><text:tab/><text:tab/>Para este comando se utilizan tres diccionarios (hash) para controlar como se va desarrollando la difusion y el BFS como busqueda en el grafo.</text:p>
      <text:p text:style-name="P12"><text:tab/><text:tab/>Como el orden del BFS es O(|V|+|E|), y los diccionarios me permiten acceder en O(1) a las claves y valores, el algoritmo en total queda en el orden de dicha busqueda.</text:p>
      <text:p text:style-name="P12"><text:tab/><text:tab/>Se podrian haber utilizado otras estructuras como una lista, pero el costo de recorrer cada uno es O(n) en comaparacion. El punto positivo seria que ocupan menos espacio que los diccionarios, pero si el grafo es muy grande ya no me sirven para la implementacion.</text:p>
      <text:p text:style-name="P8"/>
      <text:p text:style-name="P14">Notas</text:p>
      <text:p text:style-name="P10"/>
      <text:p text:style-name="P13">Manejo de Errores</text:p>
      <text:p text:style-name="P11"><text:tab/>El manejo de los errores de cada comando particular esta especificado en la implementacion. El nombre de cada uno de los errores es acorde al evento en cuestion.</text:p>
      <text:p text:style-name="P11"/>
      <text:p text:style-name="P13">Archivos</text:p>
      <text:p text:style-name="P11"><text:tab/>La lectura del archivo que representara al grafo y su procesamiento para crearlo se realiza en el modulo de lectura.py.</text:p>
      <text:p text:style-name="P11"><text:tab/>La lectura del stdin para obtener los comandos y sus parametros es la misma solucion utilizada en los tp1 y tp2 utilizando una cola de palabras.</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0T17:27:25.905225786</meta:creation-date>
    <dc:date>2014-12-11T02:07:21</dc:date>
    <meta:editing-duration>PT9H46M17S</meta:editing-duration>
    <meta:editing-cycles>28</meta:editing-cycles>
    <meta:generator>OpenOffice/4.1.1$Unix OpenOffice.org_project/411m6$Build-9775</meta:generator>
    <dc:creator>Braian Hernan Vicente</dc:creator>
    <meta:document-statistic meta:table-count="0" meta:image-count="0" meta:object-count="0" meta:page-count="4" meta:paragraph-count="44" meta:word-count="979" meta:character-count="5825"/>
  </office:meta>
</office:document-meta>
</file>